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strangelo Nisibin" svg:font-family="'Estrangelo Nisibin'" style:font-pitch="variable"/>
    <style:font-face style:name="Estrangelo Nisibin1" svg:font-family="'Estrangelo Nisibin'" style:font-adornments="Regular" style:font-pitch="variable"/>
    <style:font-face style:name="Nimbus Sans L1" svg:font-family="'Nimbus Sans L'" style:font-pitch="variable"/>
    <style:font-face style:name="Century SchoolBook URW" svg:font-family="'Century SchoolBook URW'" style:font-family-generic="roman" style:font-pitch="variable"/>
    <style:font-face style:name="Century SchoolBook URW1" svg:font-family="'Century SchoolBook URW'" style:font-adornments="Roman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Oxygen-Sans" svg:font-family="Oxygen-Sans" style:font-family-generic="roman" style:font-pitch="variable"/>
    <style:font-face style:name="Nimbus Sans L2" svg:font-family="'Nimbus Sans L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Nimbus Sans L3" svg:font-family="'Nimbus Sans L'" style:font-family-generic="system" style:font-pitch="variable"/>
    <style:font-face style:name="Noto Sans Devanagari" svg:font-family="'Noto Sans Devanagari'" style:font-family-generic="system" style:font-pitch="variable"/>
    <style:font-face style:name="Oxygen-Sans1" svg:font-family="Oxygen-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09cm"/>
    </style:style>
    <style:style style:name="gr2" style:family="graphic" style:parent-style-name="standard">
      <style:graphic-properties draw:stroke="none" svg:stroke-color="#000000" draw:fill="none" draw:fill-color="#ffffff" fo:min-height="0.328cm"/>
    </style:style>
    <style:style style:name="gr3" style:family="graphic" style:parent-style-name="objectwithoutfill">
      <style:graphic-properties draw:stroke="dash" draw:stroke-dash="Dashed_20__28_var_29_" svg:stroke-color="#000000" draw:fill="none" draw:textarea-vertical-align="middle"/>
    </style:style>
    <style:style style:name="gr4" style:family="graphic" style:parent-style-name="standard">
      <style:graphic-properties draw:stroke="solid" svg:stroke-color="#000000" draw:fill="none" draw:fill-color="#ffffff" draw:textarea-vertical-align="middle" fo:min-height="0.409cm"/>
    </style:style>
    <style:style style:name="gr5" style:family="graphic" style:parent-style-name="standard">
      <style:graphic-properties draw:textarea-horizontal-align="justify" draw:textarea-vertical-align="middle" draw:auto-grow-height="false" fo:min-height="1.859cm" fo:min-width="0cm"/>
    </style:style>
    <style:style style:name="gr6" style:family="graphic" style:parent-style-name="objectwithoutfill">
      <style:graphic-properties draw:marker-end="Arrow_20_concave" draw:marker-end-width="0.152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4.897cm" fo:min-width="0cm"/>
    </style:style>
    <style:style style:name="gr8" style:family="graphic" style:parent-style-name="standard">
      <style:graphic-properties draw:stroke="none" svg:stroke-color="#000000" draw:fill="none" draw:fill-color="#ffffff" fo:min-height="0.329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textarea-horizontal-align="justify" draw:textarea-vertical-align="middle" draw:auto-grow-height="false" fo:min-height="15.461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7.307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cm" fo:min-width="2.552cm"/>
    </style:style>
    <style:style style:name="gr13" style:family="graphic" style:parent-style-name="standard">
      <style:graphic-properties draw:stroke="none" svg:stroke-color="#000000" draw:fill="none" draw:fill-color="#ffffff" fo:min-height="0.47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cm" fo:min-width="1.73cm"/>
    </style:style>
    <style:style style:name="gr15" style:family="graphic" style:parent-style-name="standard">
      <style:graphic-properties draw:stroke="none" svg:stroke-color="#000000" draw:fill="none" draw:fill-color="#ffffff" fo:min-height="0.392cm"/>
    </style:style>
    <style:style style:name="gr16" style:family="graphic" style:parent-style-name="standard">
      <style:graphic-properties draw:textarea-horizontal-align="justify" draw:textarea-vertical-align="middle" draw:auto-grow-height="false" fo:min-height="4.022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9cm" fo:min-width="3.42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cm" fo:min-width="2.778cm"/>
    </style:style>
    <style:style style:name="gr19" style:family="graphic" style:parent-style-name="standard">
      <style:graphic-properties draw:textarea-horizontal-align="justify" draw:textarea-vertical-align="middle" draw:auto-grow-height="false" fo:min-height="5.567cm" fo:min-width="0cm"/>
    </style:style>
    <style:style style:name="gr20" style:family="graphic" style:parent-style-name="standard">
      <style:graphic-properties draw:textarea-horizontal-align="justify" draw:textarea-vertical-align="middle" draw:auto-grow-height="false" fo:min-height="5.563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9cm" fo:min-width="2.169cm"/>
    </style:style>
    <style:style style:name="gr22" style:family="graphic" style:parent-style-name="standard">
      <style:graphic-properties draw:stroke="none" svg:stroke-color="#000000" draw:fill="none" draw:fill-color="#ffffff" fo:min-height="0.75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9cm" fo:min-width="1.852cm"/>
    </style:style>
    <style:style style:name="P1" style:family="paragraph">
      <loext:graphic-properties draw:fill="none" draw:fill-color="#ffffff"/>
      <style:text-properties style:font-name="Century SchoolBook URW1" fo:font-size="7pt" fo:font-weight="normal" style:font-size-asian="18pt" style:font-size-complex="18pt"/>
    </style:style>
    <style:style style:name="P2" style:family="paragraph">
      <loext:graphic-properties draw:fill="none" draw:fill-color="#ffffff"/>
      <style:text-properties style:font-name="Estrangelo Nisibin1"/>
    </style:style>
    <style:style style:name="P3" style:family="paragraph">
      <loext:graphic-properties draw:fill="none"/>
      <style:paragraph-properties fo:text-align="center"/>
      <style:text-properties style:font-name="Estrangelo Nisibin" fo:font-size="7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Noto Sans1" fo:font-size="7pt" style:font-size-asian="20pt" style:font-size-complex="20pt"/>
    </style:style>
    <style:style style:name="P6" style:family="paragraph">
      <loext:graphic-properties draw:fill="none" draw:fill-color="#ffffff"/>
      <style:paragraph-properties fo:text-align="center"/>
      <style:text-properties style:font-name="Estrangelo Nisibin" fo:font-size="6pt" style:font-size-asian="18pt" style:font-size-complex="18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text-align="center" fo:text-indent="0cm"/>
      <style:text-properties style:font-name="Estrangelo Nisibin" fo:font-size="6pt" style:font-size-asian="18pt" style:font-size-complex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9pt" fo:font-weight="bold" style:font-size-asian="18pt" style:font-weight-asian="bold" style:font-size-complex="18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font-size="8pt" fo:font-style="italic" style:font-size-asian="18pt" style:font-style-asian="italic" style:font-size-complex="18pt" style:font-style-complex="italic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/>
      <style:text-properties style:font-name="Estrangelo Nisibin1"/>
    </style:style>
    <style:style style:name="P14" style:family="paragraph">
      <loext:graphic-properties draw:fill="none" draw:fill-color="#ffffff"/>
      <style:paragraph-properties fo:text-align="end"/>
      <style:text-properties style:font-name="Century SchoolBook URW1" fo:font-size="7pt" fo:font-weight="normal" style:font-size-asian="18pt" style:font-size-complex="18pt"/>
    </style:style>
    <style:style style:name="P15" style:family="paragraph">
      <loext:graphic-properties draw:fill="none" draw:fill-color="#ffffff"/>
      <style:text-properties fo:font-size="9pt" fo:font-weight="bold" style:font-size-asian="18pt" style:font-weight-asian="bold" style:font-size-complex="18pt" style:font-weight-complex="bold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fo:font-size="9pt" fo:font-weight="bold" style:font-size-asian="18pt" style:font-weight-asian="bold" style:font-size-complex="18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style:font-name="Century SchoolBook URW1" fo:font-size="7pt" fo:font-weight="normal" style:font-size-asian="18pt" style:font-size-complex="18pt"/>
    </style:style>
    <style:style style:name="T1" style:family="text">
      <style:text-properties style:font-name="Century SchoolBook URW1" fo:font-size="7pt" fo:font-weight="normal" style:font-size-asian="18pt" style:font-size-complex="18pt"/>
    </style:style>
    <style:style style:name="T2" style:family="text">
      <style:text-properties style:font-name="Estrangelo Nisibin1" fo:font-size="7pt" style:font-size-asian="7pt" style:font-size-complex="7pt"/>
    </style:style>
    <style:style style:name="T3" style:family="text">
      <style:text-properties style:font-name="Noto Sans1" fo:font-size="7pt" style:font-size-asian="20pt" style:font-size-complex="20pt"/>
    </style:style>
    <style:style style:name="T4" style:family="text">
      <style:text-properties style:font-name="Noto Sans1" fo:font-size="7pt" style:letter-kerning="true" style:font-size-asian="20pt" style:font-name-complex="Noto Sans Devanagari" style:font-size-complex="20pt"/>
    </style:style>
    <style:style style:name="T5" style:family="text">
      <style:text-properties fo:font-size="9pt" fo:font-weight="bold" style:font-size-asian="18pt" style:font-weight-asian="bold" style:font-size-complex="18pt" style:font-weight-complex="bold"/>
    </style:style>
    <style:style style:name="T6" style:family="text">
      <style:text-properties fo:font-size="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834cm" svg:height="1.359cm" svg:x="9.466cm" svg:y="9.954cm">
          <draw:text-box>
            <text:p><text:span text:style-name="T1">Name of Called</text:span></text:p>
            <text:p><text:span text:style-name="T1">Name of Parent Activity </text:span></text:p>
          </draw:text-box>
        </draw:frame>
        <draw:frame draw:style-name="gr2" draw:text-style-name="P2" draw:layer="layout" svg:width="3.329cm" svg:height="0.578cm" svg:x="2.462cm" svg:y="3.026cm">
          <draw:text-box>
            <text:p><text:span text:style-name="T2">startActivity()</text:span></text:p>
          </draw:text-box>
        </draw:frame>
        <draw:line draw:style-name="gr3" draw:text-style-name="P3" draw:layer="layout" svg:x1="2.503cm" svg:y1="2.044cm" svg:x2="2.503cm" svg:y2="19.926cm">
          <text:p/>
        </draw:line>
        <draw:line draw:style-name="gr3" draw:text-style-name="P3" draw:layer="layout" svg:x1="5.974cm" svg:y1="2.019cm" svg:x2="5.967cm" svg:y2="19.926cm">
          <text:p/>
        </draw:line>
        <draw:frame draw:style-name="gr4" draw:text-style-name="P5" draw:layer="layout" svg:width="3.117cm" svg:height="0.659cm" svg:x="1.001cm" svg:y="1.367cm">
          <draw:text-box>
            <text:p text:style-name="P4"><text:span text:style-name="T3">:HomeActivity</text:span></text:p>
          </draw:text-box>
        </draw:frame>
        <draw:frame draw:style-name="gr4" draw:text-style-name="P6" draw:layer="layout" svg:width="3.823cm" svg:height="0.659cm" svg:x="24.728cm" svg:y="1.367cm">
          <draw:text-box>
            <text:p text:style-name="P4"><text:span text:style-name="T3">:ReceiveCallActivity</text:span></text:p>
          </draw:text-box>
        </draw:frame>
        <draw:frame draw:style-name="gr4" draw:text-style-name="P5" draw:layer="layout" svg:width="3.473cm" svg:height="0.659cm" svg:x="4.243cm" svg:y="1.367cm">
          <draw:text-box>
            <text:p text:style-name="P4"><text:span text:style-name="T3">:MakeCallActivity</text:span></text:p>
          </draw:text-box>
        </draw:frame>
        <draw:line draw:style-name="gr3" draw:text-style-name="P3" draw:layer="layout" svg:x1="26.621cm" svg:y1="2.022cm" svg:x2="26.621cm" svg:y2="19.926cm">
          <text:p/>
        </draw:line>
        <draw:custom-shape draw:style-name="gr5" draw:text-style-name="P4" draw:layer="layout" svg:width="0.293cm" svg:height="2.109cm" svg:x="2.352cm" svg:y="2.4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9.467cm" svg:y1="2.061cm" svg:x2="9.467cm" svg:y2="19.926cm">
          <text:p/>
        </draw:line>
        <draw:frame draw:style-name="gr4" draw:text-style-name="P6" draw:layer="layout" svg:width="3.376cm" svg:height="0.659cm" svg:x="7.857cm" svg:y="1.367cm">
          <draw:text-box>
            <text:p text:style-name="P4"><text:span text:style-name="T3">:CallingActivity</text:span></text:p>
          </draw:text-box>
        </draw:frame>
        <draw:line draw:style-name="gr3" draw:text-style-name="P3" draw:layer="layout" svg:x1="22.489cm" svg:y1="2.046cm" svg:x2="22.489cm" svg:y2="19.926cm">
          <text:p/>
        </draw:line>
        <draw:frame draw:style-name="gr4" draw:text-style-name="P6" draw:layer="layout" svg:width="4.16cm" svg:height="0.659cm" svg:x="20.285cm" svg:y="1.367cm">
          <draw:text-box>
            <text:p text:style-name="P4"><text:span text:style-name="T3">:IncomingCallActivity</text:span></text:p>
          </draw:text-box>
        </draw:frame>
        <draw:line draw:style-name="gr3" draw:text-style-name="P3" draw:layer="layout" svg:x1="13.795cm" svg:y1="2.022cm" svg:x2="13.795cm" svg:y2="19.926cm">
          <text:p/>
        </draw:line>
        <draw:frame draw:style-name="gr4" draw:text-style-name="P6" draw:layer="layout" svg:width="4.197cm" svg:height="0.659cm" svg:x="11.659cm" svg:y="1.367cm">
          <draw:text-box>
            <text:p text:style-name="P4"><text:span text:style-name="T3">:CallInSessionActivity</text:span></text:p>
          </draw:text-box>
        </draw:frame>
        <draw:line draw:style-name="gr3" draw:text-style-name="P3" draw:layer="layout" svg:x1="18.138cm" svg:y1="2.019cm" svg:x2="18.138cm" svg:y2="19.926cm">
          <text:p/>
        </draw:line>
        <draw:frame draw:style-name="gr4" draw:text-style-name="P8" draw:layer="layout" svg:width="4.221cm" svg:height="0.659cm" svg:x="15.996cm" svg:y="1.367cm">
          <draw:text-box>
            <text:p text:style-name="P7"><text:span text:style-name="T4">:CallInSessionActivity</text:span></text:p>
          </draw:text-box>
        </draw:frame>
        <draw:frame draw:style-name="gr2" draw:text-style-name="P2" draw:layer="layout" svg:width="4.082cm" svg:height="0.578cm" svg:x="2.462cm" svg:y="2.463cm">
          <draw:text-box>
            <text:p><text:span text:style-name="T2">startActivity() or</text:span></text:p>
          </draw:text-box>
        </draw:frame>
        <draw:path draw:style-name="gr6" draw:text-style-name="P9" draw:layer="layout" svg:width="0.486cm" svg:height="0.415cm" draw:transform="skewX (-0.575784120232929) rotate (-0.776846050062677) translate (13.9979894971457cm 15.0329667804791cm)" svg:viewBox="0 0 487 416" svg:d="M0 158c1043-470 86 258 86 258">
          <text:p/>
        </draw:path>
        <draw:custom-shape draw:style-name="gr7" draw:text-style-name="P4" draw:layer="layout" svg:width="0.292cm" svg:height="15.147cm" svg:x="5.841cm" svg:y="3.5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9" draw:layer="layout" svg:x1="2.645cm" svg:y1="3.526cm" svg:x2="5.974cm" svg:y2="3.537cm">
          <text:p/>
        </draw:line>
        <draw:frame draw:style-name="gr2" draw:text-style-name="P2" draw:layer="layout" svg:width="3.329cm" svg:height="0.578cm" svg:x="14.291cm" svg:y="15.103cm">
          <draw:text-box>
            <text:p><text:span text:style-name="T2">finish()</text:span></text:p>
          </draw:text-box>
        </draw:frame>
        <draw:frame draw:style-name="gr8" draw:text-style-name="P2" draw:layer="layout" svg:width="3.327cm" svg:height="0.579cm" svg:x="6.043cm" svg:y="3.591cm">
          <draw:text-box>
            <text:p><text:span text:style-name="T2">startActivity()</text:span></text:p>
          </draw:text-box>
        </draw:frame>
        <draw:frame draw:style-name="gr9" draw:text-style-name="P1" draw:layer="layout" svg:width="3.743cm" svg:height="1cm" svg:x="5.989cm" svg:y="3.944cm">
          <draw:text-box>
            <text:p><text:span text:style-name="T1">Name of Caller</text:span></text:p>
            <text:p><text:span text:style-name="T1">Name of Called</text:span></text:p>
          </draw:text-box>
        </draw:frame>
        <draw:custom-shape draw:style-name="gr10" draw:text-style-name="P4" draw:layer="layout" svg:width="0.294cm" svg:height="15.711cm" svg:x="26.496cm" svg:y="2.9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9" draw:layer="layout" svg:x1="2.645cm" svg:y1="2.88cm" svg:x2="26.621cm" svg:y2="2.961cm">
          <text:p/>
        </draw:line>
        <draw:custom-shape draw:style-name="gr11" draw:text-style-name="P4" draw:layer="layout" svg:width="0.292cm" svg:height="7.557cm" svg:x="9.313cm" svg:y="4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9" draw:layer="layout" svg:x1="6.134cm" svg:y1="4.025cm" svg:x2="9.463cm" svg:y2="4.036cm">
          <text:p/>
        </draw:line>
        <draw:line draw:style-name="gr6" draw:text-style-name="P9" draw:layer="layout" svg:x1="9.617cm" svg:y1="4.889cm" svg:x2="26.518cm" svg:y2="4.945cm">
          <text:p/>
        </draw:line>
        <draw:frame draw:style-name="gr12" draw:text-style-name="P10" draw:layer="layout" svg:width="3.052cm" svg:height="0.79cm" svg:x="16.51cm" svg:y="4.303cm">
          <draw:text-box>
            <text:p text:style-name="P4"><text:span text:style-name="T5">DISCOVER</text:span></text:p>
          </draw:text-box>
        </draw:frame>
        <draw:frame draw:style-name="gr13" draw:text-style-name="P11" draw:layer="layout" svg:width="3.425cm" svg:height="0.723cm" svg:x="15.914cm" svg:y="4.748cm">
          <draw:text-box>
            <text:p text:style-name="P4"><text:span text:style-name="T6">Name of Caller</text:span></text:p>
          </draw:text-box>
        </draw:frame>
        <draw:line draw:style-name="gr6" draw:text-style-name="P9" draw:layer="layout" svg:x1="26.497cm" svg:y1="6.066cm" svg:x2="9.596cm" svg:y2="6.122cm">
          <text:p/>
        </draw:line>
        <draw:frame draw:style-name="gr14" draw:text-style-name="P10" draw:layer="layout" svg:width="2.23cm" svg:height="0.79cm" svg:x="16.727cm" svg:y="5.536cm">
          <draw:text-box>
            <text:p text:style-name="P4"><text:span text:style-name="T5">OFFER</text:span></text:p>
          </draw:text-box>
        </draw:frame>
        <draw:frame draw:style-name="gr2" draw:text-style-name="P13" draw:layer="layout" svg:width="3.329cm" svg:height="0.578cm" svg:x="23.02cm" svg:y="6.86cm">
          <draw:text-box>
            <text:p text:style-name="P12"><text:span text:style-name="T2">startActivity()</text:span></text:p>
          </draw:text-box>
        </draw:frame>
        <draw:frame draw:style-name="gr15" draw:text-style-name="P14" draw:layer="layout" svg:width="3.24cm" svg:height="0.642cm" svg:x="22.968cm" svg:y="7.313cm">
          <draw:text-box>
            <text:p text:style-name="P12"><text:span text:style-name="T1">Name of Caller</text:span></text:p>
          </draw:text-box>
        </draw:frame>
        <draw:custom-shape draw:style-name="gr16" draw:text-style-name="P4" draw:layer="layout" svg:width="0.292cm" svg:height="4.272cm" svg:x="22.359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9" draw:layer="layout" svg:x1="26.497cm" svg:y1="7.349cm" svg:x2="22.489cm" svg:y2="7.356cm">
          <text:p/>
        </draw:line>
        <draw:line draw:style-name="gr6" draw:text-style-name="P9" draw:layer="layout" svg:x1="9.606cm" svg:y1="8.198cm" svg:x2="22.359cm" svg:y2="8.24cm">
          <text:p/>
        </draw:line>
        <draw:frame draw:style-name="gr17" draw:text-style-name="P15" draw:layer="layout" svg:width="3.924cm" svg:height="0.789cm" svg:x="14.506cm" svg:y="7.55cm">
          <draw:text-box>
            <text:p><text:span text:style-name="T5">CALLING_YOU</text:span></text:p>
          </draw:text-box>
        </draw:frame>
        <draw:line draw:style-name="gr6" draw:text-style-name="P9" draw:layer="layout" svg:x1="22.359cm" svg:y1="9.259cm" svg:x2="9.606cm" svg:y2="9.301cm">
          <text:p/>
        </draw:line>
        <draw:frame draw:style-name="gr18" draw:text-style-name="P17" draw:layer="layout" svg:width="3.278cm" svg:height="0.79cm" svg:x="14.745cm" svg:y="8.646cm">
          <draw:text-box>
            <text:p text:style-name="P16"><text:span text:style-name="T5">PICKED_UP</text:span></text:p>
          </draw:text-box>
        </draw:frame>
        <draw:frame draw:style-name="gr2" draw:text-style-name="P2" draw:layer="layout" svg:width="3.328cm" svg:height="0.578cm" svg:x="9.519cm" svg:y="9.601cm">
          <draw:text-box>
            <text:p><text:span text:style-name="T2">startActivity()</text:span></text:p>
          </draw:text-box>
        </draw:frame>
        <draw:custom-shape draw:style-name="gr19" draw:text-style-name="P4" draw:layer="layout" svg:width="0.292cm" svg:height="5.817cm" svg:x="13.667cm" svg:y="10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9" draw:layer="layout" svg:x1="9.611cm" svg:y1="10.036cm" svg:x2="13.795cm" svg:y2="10.045cm">
          <text:p/>
        </draw:line>
        <draw:frame draw:style-name="gr1" draw:text-style-name="P14" draw:layer="layout" svg:width="4.834cm" svg:height="1.359cm" svg:x="17.672cm" svg:y="9.954cm">
          <draw:text-box>
            <text:p text:style-name="P12"><text:span text:style-name="T1">Name of Caller</text:span></text:p>
            <text:p text:style-name="P12"><text:span text:style-name="T1">Name of Parent Activity </text:span></text:p>
          </draw:text-box>
        </draw:frame>
        <draw:path draw:style-name="gr6" draw:text-style-name="P9" draw:layer="layout" svg:width="0.484cm" svg:height="0.415cm" draw:transform="skewX (0.567755605673755) rotate (0.774751654960283) translate (21.9663511710888cm 11.2532211475491cm)" svg:viewBox="0 0 485 416" svg:d="M485 157c-1038-468-87 259-87 259">
          <text:p/>
        </draw:path>
        <draw:frame draw:style-name="gr2" draw:text-style-name="P13" draw:layer="layout" svg:width="1.957cm" svg:height="0.578cm" svg:x="20.122cm" svg:y="10.996cm">
          <draw:text-box>
            <text:p text:style-name="P12"><text:span text:style-name="T2">finish()</text:span></text:p>
          </draw:text-box>
        </draw:frame>
        <draw:frame draw:style-name="gr2" draw:text-style-name="P13" draw:layer="layout" svg:width="3.329cm" svg:height="0.578cm" svg:x="19.198cm" svg:y="9.601cm">
          <draw:text-box>
            <text:p text:style-name="P12"><text:span text:style-name="T2">startActivity()</text:span></text:p>
          </draw:text-box>
        </draw:frame>
        <draw:custom-shape draw:style-name="gr20" draw:text-style-name="P4" draw:layer="layout" svg:width="0.293cm" svg:height="5.813cm" svg:x="17.955cm" svg:y="10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9" draw:layer="layout" svg:x1="22.341cm" svg:y1="10.036cm" svg:x2="18.157cm" svg:y2="10.045cm">
          <text:p/>
        </draw:line>
        <draw:line draw:style-name="gr6" draw:text-style-name="P9" draw:layer="layout" svg:x1="13.96cm" svg:y1="11.767cm" svg:x2="17.954cm" svg:y2="11.767cm">
          <text:p/>
        </draw:line>
        <draw:line draw:style-name="gr6" draw:text-style-name="P9" draw:layer="layout" svg:x1="17.954cm" svg:y1="11.891cm" svg:x2="13.96cm" svg:y2="11.891cm">
          <text:p/>
        </draw:line>
        <draw:frame draw:style-name="gr21" draw:text-style-name="P10" draw:layer="layout" svg:width="2.669cm" svg:height="0.789cm" svg:x="14.538cm" svg:y="11.102cm">
          <draw:text-box>
            <text:p text:style-name="P4"><text:span text:style-name="T5">SOUND_BYTE</text:span></text:p>
          </draw:text-box>
        </draw:frame>
        <draw:frame draw:style-name="gr22" draw:text-style-name="P18" draw:layer="layout" svg:width="4.023cm" svg:height="1.004cm" svg:x="14.055cm" svg:y="11.78cm">
          <draw:text-box>
            <text:p text:style-name="P4"><text:span text:style-name="T1">Byte array containing sound</text:span></text:p>
          </draw:text-box>
        </draw:frame>
        <draw:line draw:style-name="gr6" draw:text-style-name="P9" draw:layer="layout" svg:x1="13.96cm" svg:y1="14.449cm" svg:x2="17.954cm" svg:y2="14.449cm">
          <text:p/>
        </draw:line>
        <draw:line draw:style-name="gr6" draw:text-style-name="P9" draw:layer="layout" svg:x1="17.954cm" svg:y1="14.573cm" svg:x2="13.96cm" svg:y2="14.573cm">
          <text:p/>
        </draw:line>
        <draw:frame draw:style-name="gr23" draw:text-style-name="P10" draw:layer="layout" svg:width="2.352cm" svg:height="0.789cm" svg:x="14.602cm" svg:y="13.807cm">
          <draw:text-box>
            <text:p text:style-name="P4"><text:span text:style-name="T5">TERMINATE</text:span></text:p>
          </draw:text-box>
        </draw:frame>
        <draw:path draw:style-name="gr6" draw:text-style-name="P9" draw:layer="layout" svg:width="0.487cm" svg:height="0.415cm" draw:transform="skewX (0.576831317784126) rotate (0.778940445165069) translate (17.5693709620078cm 15.3745086396376cm)" svg:viewBox="0 0 488 416" svg:d="M488 158c-1045-470-87 258-87 258">
          <text:p/>
        </draw:path>
        <draw:frame draw:style-name="gr2" draw:text-style-name="P13" draw:layer="layout" svg:width="1.957cm" svg:height="0.578cm" svg:x="15.724cm" svg:y="15.103cm">
          <draw:text-box>
            <text:p text:style-name="P12"><text:span text:style-name="T2">finish()</text:span></text:p>
          </draw:text-box>
        </draw:frame>
        <draw:path draw:style-name="gr6" draw:text-style-name="P9" draw:layer="layout" svg:width="0.486cm" svg:height="0.415cm" draw:transform="skewX (-0.572991593429738) rotate (-0.774751654960284) translate (9.64318570881306cm 10.9445191805312cm)" svg:viewBox="0 0 487 416" svg:d="M0 157c1042-468 86 259 86 259">
          <text:p/>
        </draw:path>
        <draw:frame draw:style-name="gr2" draw:text-style-name="P2" draw:layer="layout" svg:width="3.328cm" svg:height="0.578cm" svg:x="9.937cm" svg:y="11.013cm">
          <draw:text-box>
            <text:p><text:span text:style-name="T2">finish()</text:span></text:p>
          </draw:text-box>
        </draw:frame>
        <draw:path draw:style-name="gr6" draw:text-style-name="P9" draw:layer="layout" svg:width="0.485cm" svg:height="0.415cm" draw:transform="skewX (-0.571246264177744) rotate (-0.776846050062677) translate (2.68330661812401cm 3.868292806303cm)" svg:viewBox="0 0 486 416" svg:d="M0 158c1040-470 87 258 87 258">
          <text:p/>
        </draw:path>
        <draw:frame draw:style-name="gr8" draw:text-style-name="P2" draw:layer="layout" svg:width="2.389cm" svg:height="0.579cm" svg:x="2.976cm" svg:y="3.937cm">
          <draw:text-box>
            <text:p><text:span text:style-name="T2">finish()</text:span></text:p>
          </draw:text-box>
        </draw:frame>
        <draw:path draw:style-name="gr6" draw:text-style-name="P9" draw:layer="layout" svg:width="0.485cm" svg:height="0.415cm" draw:transform="skewX (-0.574038790980935) rotate (-0.774751654960284) translate (6.17115053352908cm 18.0381236852337cm)" svg:viewBox="0 0 486 416" svg:d="M0 157c1042-468 85 259 85 259">
          <text:p/>
        </draw:path>
        <draw:frame draw:style-name="gr2" draw:text-style-name="P2" draw:layer="layout" svg:width="3.33cm" svg:height="0.578cm" svg:x="6.464cm" svg:y="18.106cm">
          <draw:text-box>
            <text:p><text:span text:style-name="T2">finish()</text:span></text:p>
          </draw:text-box>
        </draw:frame>
        <draw:path draw:style-name="gr6" draw:text-style-name="P9" draw:layer="layout" svg:width="0.486cm" svg:height="0.415cm" draw:transform="skewX (0.573340659280137) rotate (0.778940445165069) translate (26.1117268101316cm 18.3787041097238cm)" svg:viewBox="0 0 487 416" svg:d="M487 158c-1042-470-88 258-88 258">
          <text:p/>
        </draw:path>
        <draw:frame draw:style-name="gr2" draw:text-style-name="P13" draw:layer="layout" svg:width="1.957cm" svg:height="0.578cm" svg:x="24.267cm" svg:y="18.106cm">
          <draw:text-box>
            <text:p text:style-name="P12"><text:span text:style-name="T2">finish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strangelo Nisibin" svg:font-family="'Estrangelo Nisibin'" style:font-pitch="variable"/>
    <style:font-face style:name="Estrangelo Nisibin1" svg:font-family="'Estrangelo Nisibin'" style:font-adornments="Regular" style:font-pitch="variable"/>
    <style:font-face style:name="Nimbus Sans L1" svg:font-family="'Nimbus Sans L'" style:font-pitch="variable"/>
    <style:font-face style:name="Century SchoolBook URW" svg:font-family="'Century SchoolBook URW'" style:font-family-generic="roman" style:font-pitch="variable"/>
    <style:font-face style:name="Century SchoolBook URW1" svg:font-family="'Century SchoolBook URW'" style:font-adornments="Roman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Oxygen-Sans" svg:font-family="Oxygen-Sans" style:font-family-generic="roman" style:font-pitch="variable"/>
    <style:font-face style:name="Nimbus Sans L2" svg:font-family="'Nimbus Sans L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Nimbus Sans L3" svg:font-family="'Nimbus Sans L'" style:font-family-generic="system" style:font-pitch="variable"/>
    <style:font-face style:name="Noto Sans Devanagari" svg:font-family="'Noto Sans Devanagari'" style:font-family-generic="system" style:font-pitch="variable"/>
    <style:font-face style:name="Oxygen-Sans1" svg:font-family="Oxygen-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imbus Sans L3" style:font-size-asian="24pt" style:language-asian="zh" style:country-asian="CN" style:font-name-complex="Nimbus Sans L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Nimbus Sans L3" style:font-family-asian="'Nimbus Sans L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14:55:39.306499881</meta:creation-date>
    <dc:date>2016-02-17T11:35:45.381450359</dc:date>
    <meta:editing-duration>PT3H20M2S</meta:editing-duration>
    <meta:editing-cycles>53</meta:editing-cycles>
    <meta:generator>LibreOffice/5.0.5.2$Linux_X86_64 LibreOffice_project/00m0$Build-2</meta:generator>
    <meta:document-statistic meta:object-count="67"/>
  </office:meta>
</office:document-meta>
</file>